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dwaita Sans" officeooo:rsid="00040f4b" officeooo:paragraph-rsid="00040f4b"/>
    </style:style>
    <style:style style:name="P2" style:family="paragraph" style:parent-style-name="Standard">
      <style:text-properties style:font-name="Adwaita Sans" officeooo:rsid="00051a1f" officeooo:paragraph-rsid="00051a1f"/>
    </style:style>
    <style:style style:name="P3" style:family="paragraph" style:parent-style-name="Standard" style:list-style-name="L1">
      <style:text-properties style:font-name="Adwaita Sans" officeooo:rsid="00051a1f" officeooo:paragraph-rsid="00051a1f"/>
    </style:style>
    <style:style style:name="P4" style:family="paragraph" style:parent-style-name="Standard" style:list-style-name="L1">
      <style:text-properties style:font-name="Adwaita Sans" officeooo:rsid="000580d4" officeooo:paragraph-rsid="000580d4"/>
    </style:style>
    <style:style style:name="P5" style:family="paragraph" style:parent-style-name="Standard" style:list-style-name="L1">
      <style:text-properties style:font-name="Adwaita Sans" officeooo:rsid="0005b1e1" officeooo:paragraph-rsid="0005b1e1"/>
    </style:style>
    <style:style style:name="P6" style:family="paragraph" style:parent-style-name="Standard" style:list-style-name="L1">
      <style:text-properties style:font-name="Adwaita Sans" officeooo:rsid="00063556" officeooo:paragraph-rsid="00063556"/>
    </style:style>
    <style:style style:name="P7" style:family="paragraph" style:parent-style-name="Standard" style:list-style-name="L1">
      <style:text-properties style:font-name="Adwaita Sans" officeooo:rsid="0007780b" officeooo:paragraph-rsid="0007780b"/>
    </style:style>
    <style:style style:name="P8" style:family="paragraph" style:parent-style-name="Standard" style:list-style-name="L1">
      <style:text-properties style:font-name="Adwaita Sans" officeooo:rsid="00093f45" officeooo:paragraph-rsid="00093f45"/>
    </style:style>
    <style:style style:name="P9" style:family="paragraph" style:parent-style-name="Standard" style:list-style-name="L1">
      <style:text-properties style:font-name="Adwaita Sans" officeooo:rsid="000aacf2" officeooo:paragraph-rsid="000aacf2"/>
    </style:style>
    <style:style style:name="P10" style:family="paragraph" style:parent-style-name="Standard" style:list-style-name="L1">
      <style:text-properties style:font-name="Adwaita Sans" officeooo:rsid="0014aad8" officeooo:paragraph-rsid="0014aad8"/>
    </style:style>
    <style:style style:name="P11" style:family="paragraph" style:parent-style-name="Standard" style:list-style-name="L1">
      <style:text-properties style:font-name="Adwaita Sans" officeooo:rsid="0014aad8" officeooo:paragraph-rsid="001b53b4"/>
    </style:style>
    <style:style style:name="P12" style:family="paragraph" style:parent-style-name="Standard">
      <style:text-properties style:font-name="Adwaita Sans" officeooo:rsid="000aacf2" officeooo:paragraph-rsid="000aacf2"/>
    </style:style>
    <style:style style:name="P13" style:family="paragraph" style:parent-style-name="Standard" style:list-style-name="L1">
      <style:text-properties style:font-name="Adwaita Sans" officeooo:rsid="000df5b1" officeooo:paragraph-rsid="000df5b1"/>
    </style:style>
    <style:style style:name="P14" style:family="paragraph" style:parent-style-name="Standard" style:list-style-name="L1">
      <style:text-properties style:font-name="Adwaita Sans" officeooo:rsid="0013204b" officeooo:paragraph-rsid="0013204b"/>
    </style:style>
    <style:style style:name="P15" style:family="paragraph" style:parent-style-name="Standard" style:list-style-name="L1">
      <style:text-properties style:font-name="Adwaita Sans" officeooo:rsid="000f4247" officeooo:paragraph-rsid="000f4247"/>
    </style:style>
    <style:style style:name="P16" style:family="paragraph" style:parent-style-name="Standard" style:list-style-name="L1">
      <style:text-properties style:font-name="Adwaita Sans" officeooo:rsid="00110b03" officeooo:paragraph-rsid="00110b03"/>
    </style:style>
    <style:style style:name="P17" style:family="paragraph" style:parent-style-name="Standard">
      <style:text-properties style:font-name="Adwaita Sans" officeooo:rsid="00110b03" officeooo:paragraph-rsid="00110b03"/>
    </style:style>
    <style:style style:name="P18" style:family="paragraph" style:parent-style-name="Standard">
      <style:text-properties style:font-name="Adwaita Sans" officeooo:rsid="0014e15e" officeooo:paragraph-rsid="0014e15e"/>
    </style:style>
    <style:style style:name="P19" style:family="paragraph" style:parent-style-name="Standard" style:list-style-name="L2">
      <style:text-properties style:font-name="Adwaita Sans" officeooo:rsid="0014e15e" officeooo:paragraph-rsid="0014e15e"/>
    </style:style>
    <style:style style:name="P20" style:family="paragraph" style:parent-style-name="Standard" style:list-style-name="L2">
      <style:text-properties style:font-name="Adwaita Sans" officeooo:rsid="0014e3bb" officeooo:paragraph-rsid="0014e3bb"/>
    </style:style>
    <style:style style:name="P21" style:family="paragraph" style:parent-style-name="Standard">
      <style:text-properties style:font-name="Adwaita Sans" officeooo:rsid="0014e3bb" officeooo:paragraph-rsid="0014e3bb"/>
    </style:style>
    <style:style style:name="P22" style:family="paragraph" style:parent-style-name="Standard" style:list-style-name="L2">
      <style:text-properties style:font-name="Adwaita Sans" officeooo:rsid="00151419" officeooo:paragraph-rsid="00151419"/>
    </style:style>
    <style:style style:name="P23" style:family="paragraph" style:parent-style-name="Standard" style:list-style-name="L2">
      <style:text-properties style:font-name="Adwaita Sans" officeooo:rsid="00170447" officeooo:paragraph-rsid="00196def"/>
    </style:style>
    <style:style style:name="T1" style:family="text">
      <style:text-properties officeooo:rsid="000580d4"/>
    </style:style>
    <style:style style:name="T2" style:family="text">
      <style:text-properties officeooo:rsid="001d3681"/>
    </style:style>
    <style:style style:name="T3" style:family="text">
      <style:text-properties officeooo:rsid="00063556"/>
    </style:style>
    <style:style style:name="T4" style:family="text">
      <style:text-properties officeooo:rsid="000c7072"/>
    </style:style>
    <style:style style:name="T5" style:family="text">
      <style:text-properties officeooo:rsid="000df5b1"/>
    </style:style>
    <style:style style:name="T6" style:family="text">
      <style:text-properties officeooo:rsid="001b53b4"/>
    </style:style>
    <style:style style:name="T7" style:family="text">
      <style:text-properties officeooo:rsid="0011f887"/>
    </style:style>
    <style:style style:name="T8" style:family="text">
      <style:text-properties fo:font-family="'Adwaita Sans'" style:font-family-generic="swiss"/>
    </style:style>
    <style:style style:name="T9" style:family="text">
      <style:text-properties officeooo:rsid="001858db"/>
    </style:style>
    <style:style style:name="T10" style:family="text">
      <style:text-properties officeooo:rsid="00196de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→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KSIOM - resnica (ne dokazujemo) / temelj resnice</text:p>
      <text:p text:style-name="P1">IZREK - trditev, potrebna dokaza</text:p>
      <text:p text:style-name="P1">DEFINICIJA - vpeljava novih pojmov</text:p>
      <text:p text:style-name="P1"/>
      <text:p text:style-name="P2">Osnovni pojmi geometrije</text:p>
      <text:list text:style-name="L1">
        <text:list-item>
          <text:p text:style-name="P3">Točka</text:p>
        </text:list-item>
        <text:list-item>
          <text:p text:style-name="P3">Premica</text:p>
        </text:list-item>
        <text:list-item>
          <text:p text:style-name="P3">Ravnina</text:p>
        </text:list-item>
      </text:list>
      <text:p text:style-name="P2"/>
      <text:list text:continue-numbering="true" text:style-name="L1">
        <text:list-item>
          <text:p text:style-name="P3">Daljica je množica točk na premici med dvema točkama (krajiščema)</text:p>
        </text:list-item>
        <text:list-item>
          <text:p text:style-name="P3">Točka A deli premico na 2 poltraka</text:p>
        </text:list-item>
        <text:list-item>
          <text:p text:style-name="P3">Kot je množica točk, ki jo določata dva poltraka s skupnim izhodiščem</text:p>
        </text:list-item>
      </text:list>
      <text:p text:style-name="P2"/>
      <text:list text:continue-numbering="true" text:style-name="L1">
        <text:list-item>
          <text:p text:style-name="P3">Množica je KONVEKSNA, če hkrati s poljubnim parom svojih točk vsebuje tudi daljico med njim<text:span text:style-name="T1"> (če ne</text:span><text:span text:style-name="T2"> </text:span><text:span text:style-name="T1">moremo izbrati dveh točk, med katerima je daljica, ki vsebuje točke izven množice)</text:span></text:p>
        </text:list-item>
      </text:list>
      <text:p text:style-name="P2"/>
      <text:list text:continue-numbering="true" text:style-name="L1">
        <text:list-item>
          <text:p text:style-name="P4">SOSEDNJA kota sta kota, ki imata en skupen krak in vrh, sicer pa ne delita točk</text:p>
        </text:list-item>
        <text:list-item>
          <text:p text:style-name="P5">SUPLEMENTARNA kota sta kota, ki s<text:span text:style-name="T3">e dopoljnjujeta</text:span> kot 180°</text:p>
        </text:list-item>
        <text:list-item>
          <text:p text:style-name="P5">KOMPLEMENTARNA kota sta kota, ki <text:span text:style-name="T3">se dopoljnjujeta</text:span> kot 90°</text:p>
        </text:list-item>
        <text:list-item>
          <text:p text:style-name="P6">SOVRŠNA kota sta kota, kjer se ob kraku dopoljnjueta v premico</text:p>
        </text:list-item>
        <text:list-item>
          <text:p text:style-name="P7">NIČELN kot je kot, kjer se kraka prekrivata in nimata drugih točk</text:p>
        </text:list-item>
        <text:list-item>
          <text:p text:style-name="P8">POLNI kot je kot, kjer se kraka prekrivata in imata druge točke</text:p>
        </text:list-item>
        <text:list-item>
          <text:p text:style-name="P9">IZTEGNJEN<text:span text:style-name="T4"> kot</text:span><text:span text:style-name="T5">, kjer se </text:span><text:span text:style-name="T4">kraka dopoljnjueta v premico</text:span></text:p>
        </text:list-item>
        <text:list-item>
          <text:p text:style-name="P10">SKLADNA kota, sta kota z vzporednimi kraki</text:p>
        </text:list-item>
        <text:list-item>
          <text:p text:style-name="P11"><text:span text:style-name="T6">I</text:span>zrek o središčnem in obodnem kotu v ravninski geometriji zagotavlja:</text:p>
          <text:list>
            <text:list-item>
              <text:p text:style-name="P11">da so vsi obodni koti nad istim lokom med sabo skladni in</text:p>
            </text:list-item>
            <text:list-item>
              <text:p text:style-name="P11">da je središčni kot dvakrat večji od obodnega kota nad istim lokom.</text:p>
            </text:list-item>
          </text:list>
        </text:list-item>
      </text:list>
      <text:p text:style-name="P12"/>
      <text:list text:continue-numbering="true" text:style-name="L1">
        <text:list-item>
          <text:p text:style-name="P13">Točke so kolinearne, če ležijo na isti premici</text:p>
          <text:list>
            <text:list-item>
              <text:p text:style-name="P14">Dve točki <text:s/>sta vedno kolinearni (dve točki definirata premico)</text:p>
            </text:list-item>
          </text:list>
        </text:list-item>
        <text:list-item>
          <text:p text:style-name="P15">Točke so komplanarne, če ležijo na isti ravnini</text:p>
          <text:list>
            <text:list-item>
              <text:p text:style-name="P16">Tri točke so vedno komplanarne<text:span text:style-name="T7"> (tri točke definirajo ravnino)</text:span></text:p>
            </text:list-item>
          </text:list>
        </text:list-item>
      </text:list>
      <text:p text:style-name="P17"/>
      <text:p text:style-name="P18">Trikotnik</text:p>
      <text:list text:style-name="L2">
        <text:list-item>
          <text:p text:style-name="P19">Tri ne-kolinearne točke</text:p>
        </text:list-item>
      </text:list>
      <text:p text:style-name="P18"/>
      <text:list text:continue-numbering="true" text:style-name="L2">
        <text:list-item>
          <text:p text:style-name="P20">Vsota notranjih kotov je 180°</text:p>
        </text:list-item>
        <text:list-item>
          <text:p text:style-name="P20"><text:span text:style-name="T8">α</text:span> + <text:span text:style-name="T8">α</text:span>' = 180°</text:p>
        </text:list-item>
      </text:list>
      <text:p text:style-name="P21"/>
      <text:list text:continue-numbering="true" text:style-name="L2">
        <text:list-item>
          <text:p text:style-name="P22">TEŽIŠČNICA je daljica, ki povezuje ogljišče z sredino nasprotne stranice</text:p>
        </text:list-item>
        <text:list-item>
          <text:p text:style-name="P22">SIMETRALA STRANICE je pravokotnica skozi središče na stranico</text:p>
        </text:list-item>
        <text:list-item>
          <text:p text:style-name="P23">VIŠI<text:span text:style-name="T9">NA</text:span> V TRI<text:span text:style-name="T9">KOTNIKU je </text:span><text:span text:style-name="T10">najmanjša </text:span><text:span text:style-name="T9">razdalja od ogljišča do nasprotne stranic</text:span><text:span text:style-name="T10">e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0T15:04:48.200925791</meta:creation-date>
    <dc:date>2026-01-12T18:35:54.754114607</dc:date>
    <meta:editing-duration>PT38M2S</meta:editing-duration>
    <meta:editing-cycles>22</meta:editing-cycles>
    <meta:generator>LibreOffice/25.8.4.2$Linux_X86_64 LibreOffice_project/580$Build-2</meta:generator>
    <meta:document-statistic meta:table-count="0" meta:image-count="0" meta:object-count="0" meta:page-count="1" meta:paragraph-count="33" meta:word-count="306" meta:character-count="1702" meta:non-whitespace-character-count="1456"/>
  </office:meta>
</office:document-meta>
</file>